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table:align="margins"/>
    </style:style>
    <style:style style:name="Таблица2.A" style:family="table-column">
      <style:table-column-properties style:rel-column-width="10797*"/>
    </style:style>
    <style:style style:name="Таблица2.B" style:family="table-column">
      <style:table-column-properties style:rel-column-width="32889*"/>
    </style:style>
    <style:style style:name="Таблица2.C" style:family="table-column">
      <style:table-column-properties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 text:c="3"/></text:p>
          </table:table-cell>
          <table:table-cell table:style-name="Таблица3.A1" office:value-type="string">
            <text:p text:style-name="P5"><draw:control text:anchor-type="as-char" svg:y="-4mm" draw:z-index="5" draw:name="Фигура1" draw:style-name="gr1" draw:text-style-name="P37" svg:width="63.47mm" svg:height="5.95mm" draw:control="control6"/><text:s text:c="3"/></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 text:c="3"/></text:p>
          </table:table-cell>
          <table:table-cell table:style-name="Таблица3.A1" office:value-type="string">
            <text:p text:style-name="P5"><draw:control text:anchor-type="as-char" svg:y="-4mm" draw:z-index="6" draw:name="Фигура1" draw:style-name="gr1" draw:text-style-name="P37" svg:width="63.47mm" svg:height="5.95mm" draw:control="control7"/><text:s text:c="3"/></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 text:c="3"/></text:p>
          </table:table-cell>
          <table:table-cell table:style-name="Таблица3.A1" office:value-type="string">
            <text:p text:style-name="P5"><draw:control text:anchor-type="as-char" svg:y="-4mm" draw:z-index="7" draw:name="Фигура1" draw:style-name="gr1" draw:text-style-name="P37" svg:width="63.47mm" svg:height="5.95mm" draw:control="control8"/><text:s text:c="3"/></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 text:c="3"/></text:p>
          </table:table-cell>
          <table:table-cell table:style-name="Таблица3.A1" office:value-type="string">
            <text:p text:style-name="P5"><draw:control text:anchor-type="as-char" svg:y="-4mm" draw:z-index="8" draw:name="Фигура1" draw:style-name="gr1" draw:text-style-name="P37" svg:width="63.47mm" svg:height="5.95mm" draw:control="control9"/><text:s text:c="3"/></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 text:c="3"/></text:p>
          </table:table-cell>
          <table:table-cell table:style-name="Таблица3.A1" office:value-type="string">
            <text:p text:style-name="P5"><draw:control text:anchor-type="as-char" svg:y="-4mm" draw:z-index="9" draw:name="Фигура1" draw:style-name="gr1" draw:text-style-name="P37" svg:width="63.47mm" svg:height="5.95mm" draw:control="control10"/><text:s text:c="3"/></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s/></text:p>
          </table:table-cell>
          <table:table-cell table:style-name="Таблица3.A1" office:value-type="string">
            <text:p text:style-name="P7"><draw:control text:anchor-type="as-char" svg:y="-4mm" draw:z-index="11" draw:name="Фигура1" draw:style-name="gr1" draw:text-style-name="P37" svg:width="63.47mm" svg:height="5.95mm" draw:control="control12"/><text:s/></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2830883829"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4037620349"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50M4S</meta:editing-duration>
    <meta:editing-cycles>918</meta:editing-cycles>
    <meta:generator>LibreOffice/6.2.7.1$Linux_X86_64 LibreOffice_project/23edc44b61b830b7d749943e020e96f5a7df63bf</meta:generator>
    <dc:date>2019-10-30T14:58:33.254766048</dc:date>
    <meta:document-statistic meta:table-count="4" meta:image-count="0" meta:object-count="0" meta:page-count="5" meta:paragraph-count="112" meta:word-count="681" meta:character-count="5278"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ReplAttributes,Srch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Then
		shrinkPageContent = false
		oViewCursor.gotoRange(oViewCurInitPosition,false)
		Exit Sub	
	EndIf
	If oSaveEndSelection.Text.supportsService("com.sun.star.text.Endnote") OR oSaveEndSelection.Text.supportsService("com.sun.star.text.Footnote")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1) as new com.sun.star.beans.PropertyValue
	RAtts(0).Name = "CharFontName"
	RAtts(0).Value = newFontName
	RAtts(1).Name = "CharFontNameComplex"
	RAtts(1).Value = newFontName
	'Cyrillic unicode block range \u0400-\u04FF
	'Basic Latin \u0020-\u007E
	setAttributesBySearchPattern("[\u0400-\u04FF,\u0020-\u007E]+",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